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788e96"/>
    </style:style>
    <style:style style:name="gr2" style:family="graphic" style:parent-style-name="standard">
      <style:graphic-properties svg:stroke-width="0.001cm" svg:stroke-color="#364749" draw:fill="none" draw:fill-color="#ffffff" fo:padding-top="-0.049cm" fo:padding-bottom="-0.049cm" fo:padding-left="-0.049cm" fo:padding-right="-0.049cm"/>
    </style:style>
  </office:automatic-styles>
  <office:body>
    <office:drawing>
      <draw:page draw:name="page1" draw:style-name="dp1" draw:master-page-name="Default">
        <draw:g>
          <draw:glue-point draw:id="4" svg:x="-0.277cm" svg:y="-5cm"/>
          <draw:glue-point draw:id="5" svg:x="1.438cm" svg:y="-5cm"/>
          <draw:glue-point draw:id="6" svg:x="0.58cm" svg:y="-5cm"/>
          <draw:glue-point draw:id="7" svg:x="-0.431cm" svg:y="5cm"/>
          <draw:glue-point draw:id="8" svg:x="1.51cm" svg:y="5cm"/>
          <draw:glue-point draw:id="9" svg:x="0.539cm" svg:y="5cm"/>
          <draw:glue-point draw:id="10" svg:x="-5cm" svg:y="-0.442cm"/>
          <draw:glue-point draw:id="11" svg:x="-5cm" svg:y="0.928cm"/>
          <draw:glue-point draw:id="12" svg:x="5cm" svg:y="-0.601cm"/>
          <draw:glue-point draw:id="13" svg:x="5cm" svg:y="0.521cm"/>
          <draw:glue-point draw:id="14" svg:x="3.669cm" svg:y="4.171cm"/>
          <draw:glue-point draw:id="15" svg:x="3.668cm" svg:y="-3.618cm"/>
          <draw:glue-point draw:id="16" svg:x="-2.835cm" svg:y="-3.821cm"/>
          <draw:glue-point draw:id="17" svg:x="-2.863cm" svg:y="3.707cm"/>
          <draw:glue-point draw:id="18" svg:x="0.357cm" svg:y="0.06cm"/>
          <draw:polygon draw:style-name="gr1" draw:layer="layout" svg:width="1.458cm" svg:height="0.821cm" svg:x="1.142cm" svg:y="0cm" svg:viewBox="0 0 1459 822" draw:points="1459,411 1457,389 1455,368 1450,348 1444,327 1435,307 1425,287 1413,267 1400,248 1384,229 1367,211 1348,193 1328,175 1306,159 1282,142 1258,127 1232,112 1204,98 1176,86 1146,73 1115,61 1083,51 1050,41 1017,32 982,25 948,18 912,12 876,7 840,4 803,1 766,0 729,0 692,0 655,1 619,4 582,7 546,12 511,18 476,25 441,32 408,41 375,51 343,61 313,73 283,86 254,98 226,112 201,127 176,142 152,159 131,175 110,193 91,211 74,229 59,248 45,267 33,287 23,307 15,327 8,348 3,368 1,389 0,411 1,431 3,452 8,472 15,493 23,513 33,533 45,553 59,572 74,591 91,610 110,627 131,645 152,662 176,678 201,693 226,708 254,722 283,735 313,747 343,759 375,770 408,779 441,788 476,796 511,802 546,808 582,813 619,816 655,819 692,821 729,822 766,821 803,819 840,816 876,813 912,808 948,802 982,796 1017,788 1050,779 1083,770 1115,759 1146,747 1176,735 1204,722 1232,708 1258,693 1282,678 1306,662 1328,645 1348,627 1367,610 1384,591 1400,572 1413,553 1425,533 1435,513 1444,493 1450,472 1455,452 1457,431">
            <text:p/>
          </draw:polygon>
          <draw:polygon draw:style-name="gr1" draw:layer="layout" svg:width="1.117cm" svg:height="0.821cm" svg:x="0.34cm" svg:y="0.214cm" svg:viewBox="0 0 1118 822" draw:points="1118,411 1117,390 1115,369 1111,348 1106,328 1100,308 1092,288 1083,268 1072,248 1060,230 1047,211 1033,193 1017,176 1000,159 983,143 964,128 943,113 923,99 900,86 878,73 854,62 830,51 805,42 779,33 753,25 726,18 698,13 671,8 643,5 615,2 587,0 558,0 530,0 502,2 474,5 446,8 418,13 391,18 364,25 338,33 312,42 287,51 263,62 239,73 216,86 194,99 173,113 153,128 134,143 116,159 100,176 84,193 70,211 57,230 45,248 34,268 25,288 17,308 11,328 6,348 2,369 0,390 0,411 0,432 2,452 6,473 11,493 17,513 25,534 34,553 45,573 57,591 70,610 84,628 100,645 116,662 134,678 153,693 173,709 194,722 216,736 239,748 263,759 287,770 312,779 338,788 364,796 391,803 418,808 446,813 474,816 502,819 530,821 558,822 587,821 615,819 643,816 671,813 698,808 726,803 753,796 779,788 805,779 830,770 854,759 878,748 900,736 923,722 943,709 964,693 983,678 1000,662 1017,645 1033,628 1047,610 1060,591 1072,573 1083,553 1092,534 1100,513 1106,493 1111,473 1115,452 1117,432">
            <text:p/>
          </draw:polygon>
          <draw:polygon draw:style-name="gr1" draw:layer="layout" svg:width="0.753cm" svg:height="0.67cm" svg:x="0cm" svg:y="0.709cm" svg:viewBox="0 0 754 671" draw:points="754,335 753,318 752,301 749,284 746,267 741,251 736,235 730,218 723,203 715,187 706,172 696,158 686,143 674,130 662,116 650,104 636,92 622,80 607,70 592,59 576,50 559,42 542,34 525,26 507,21 489,15 471,10 452,6 434,3 415,1 396,0 377,0 357,0 338,1 319,3 301,6 282,10 264,15 246,21 228,26 211,34 193,42 177,50 161,59 146,70 131,80 117,92 103,104 91,116 78,130 67,143 57,158 47,172 38,187 30,203 23,218 17,235 12,251 7,267 4,284 1,301 0,318 0,335 0,352 1,369 4,386 7,402 12,419 17,435 23,451 30,467 38,483 47,498 57,512 67,527 78,541 91,553 103,566 117,578 131,589 146,600 161,610 177,620 193,628 211,636 228,643 246,650 264,655 282,660 301,664 319,667 338,669 357,670 377,671 396,670 415,669 434,667 452,664 471,660 489,655 507,650 525,643 542,636 559,628 576,620 592,610 607,600 622,589 636,578 650,566 662,553 674,541 686,527 696,512 706,498 715,483 723,467 730,451 736,435 741,419 746,402 749,386 752,369 753,352">
            <text:p/>
          </draw:polygon>
          <draw:polygon draw:style-name="gr1" draw:layer="layout" svg:width="1.133cm" svg:height="0.725cm" svg:x="0.227cm" svg:y="1.004cm" svg:viewBox="0 0 1134 726" draw:points="1134,362 1133,344 1131,326 1127,307 1122,289 1115,271 1108,254 1098,236 1088,219 1076,203 1062,186 1047,170 1032,155 1015,140 997,126 977,112 957,99 936,87 914,75 891,64 867,54 842,45 816,36 790,29 763,22 736,16 709,11 681,6 653,3 624,1 595,0 567,0 538,0 509,1 480,3 453,6 424,11 397,16 370,22 343,29 317,36 291,45 266,54 242,64 219,75 197,87 176,99 156,112 136,126 118,140 101,155 85,170 71,186 57,203 45,219 35,236 25,254 17,271 11,289 6,307 2,326 0,344 0,362 0,381 2,399 6,418 11,436 17,454 25,471 35,489 45,506 57,522 71,538 85,554 101,570 118,585 136,599 156,613 176,626 197,638 219,650 242,661 266,671 291,680 317,688 343,696 370,703 397,709 424,714 453,718 480,722 509,724 538,725 567,726 595,725 624,724 653,722 681,718 709,714 736,709 763,703 790,696 816,688 842,680 867,671 891,661 914,650 936,638 957,626 977,613 997,599 1015,585 1032,570 1047,554 1062,538 1076,522 1088,506 1098,489 1108,471 1115,454 1122,436 1127,418 1131,399 1133,381">
            <text:p/>
          </draw:polygon>
          <draw:polygon draw:style-name="gr1" draw:layer="layout" svg:width="1.692cm" svg:height="0.861cm" svg:x="1.028cm" svg:y="1.124cm" svg:viewBox="0 0 1693 862" draw:points="1693,430 1692,409 1688,387 1683,365 1675,344 1665,323 1654,301 1640,281 1624,260 1606,240 1587,221 1565,203 1541,184 1516,167 1489,150 1460,134 1429,118 1398,103 1364,90 1330,77 1294,65 1257,54 1219,44 1180,35 1140,26 1099,19 1058,13 1017,8 974,4 932,2 889,0 846,0 803,0 760,2 718,4 676,8 634,13 593,19 552,26 512,35 473,44 435,54 398,65 362,77 328,90 295,103 263,118 232,134 204,150 177,167 151,184 128,203 106,221 86,240 68,260 52,281 38,301 27,323 17,344 9,365 4,387 1,409 0,430 1,452 4,474 9,496 17,517 27,539 38,559 52,580 68,600 86,620 106,640 128,659 151,677 177,694 204,711 232,727 263,743 295,758 328,771 362,784 398,796 435,807 473,817 512,827 552,834 593,842 634,848 676,852 718,856 760,859 803,861 846,862 889,861 932,859 974,856 1017,852 1058,848 1099,842 1140,834 1180,827 1219,817 1257,807 1294,796 1330,784 1364,771 1398,758 1429,743 1460,727 1489,711 1516,694 1541,677 1565,659 1587,640 1606,620 1624,600 1640,580 1654,559 1665,539 1675,517 1683,496 1688,474 1692,452">
            <text:p/>
          </draw:polygon>
          <draw:polygon draw:style-name="gr1" draw:layer="layout" svg:width="1.085cm" svg:height="0.645cm" svg:x="2.106cm" svg:y="0.239cm" svg:viewBox="0 0 1086 646" draw:points="1086,322 1085,306 1083,290 1079,274 1074,258 1068,242 1060,226 1052,210 1042,195 1030,180 1017,166 1003,152 988,138 972,125 954,112 936,100 917,88 896,77 875,67 852,58 830,49 806,40 781,33 757,26 731,20 705,15 679,10 651,6 624,3 597,1 570,0 543,0 515,0 488,1 460,3 433,6 406,10 380,15 354,20 328,26 303,33 279,40 255,49 232,58 210,67 189,77 168,88 149,100 131,112 113,125 97,138 82,152 68,166 55,180 43,195 33,210 24,226 17,242 11,258 6,274 2,290 0,306 0,322 0,339 2,355 6,371 11,387 17,403 24,419 33,435 43,450 55,465 68,479 82,493 97,507 113,520 131,533 149,545 168,557 189,567 210,578 232,587 255,596 279,605 303,612 328,619 354,625 380,631 406,635 433,639 460,642 488,644 515,645 543,646 570,645 597,644 624,642 651,639 679,635 705,631 731,625 757,619 781,612 806,605 830,596 852,587 875,578 896,567 917,557 936,545 954,533 972,520 988,507 1003,493 1017,479 1030,465 1042,450 1052,435 1060,419 1068,403 1074,387 1079,371 1083,355 1085,339">
            <text:p/>
          </draw:polygon>
          <draw:polygon draw:style-name="gr1" draw:layer="layout" svg:width="1.076cm" svg:height="0.646cm" svg:x="2.268cm" svg:y="0.653cm" svg:viewBox="0 0 1077 647" draw:points="1077,323 1076,306 1074,290 1071,274 1066,258 1060,242 1052,227 1043,211 1033,195 1022,180 1009,166 995,152 980,138 964,125 947,112 929,100 910,89 889,77 868,67 846,57 823,48 800,40 776,33 751,26 725,20 700,14 673,10 647,6 620,3 593,1 565,0 538,0 511,0 484,1 457,3 430,6 403,10 377,14 351,20 325,26 301,33 277,40 253,48 230,57 209,67 187,77 167,89 148,100 129,112 112,125 96,138 81,152 67,166 55,180 43,195 33,211 24,227 17,242 10,258 6,274 2,290 0,306 0,323 0,339 2,355 6,372 10,388 17,404 24,419 33,435 43,450 55,465 67,480 81,494 96,507 112,520 129,533 148,546 167,557 187,568 209,579 230,588 253,597 277,606 301,613 325,620 351,626 377,631 403,636 430,640 457,643 484,644 511,645 538,647 565,645 593,644 620,643 647,640 673,636 700,631 725,626 751,620 776,613 800,606 823,597 846,588 868,579 889,568 910,557 929,546 947,533 964,520 980,507 995,494 1009,480 1022,465 1033,450 1043,435 1052,419 1060,404 1066,388 1071,372 1074,355 1076,339">
            <text:p/>
          </draw:polygon>
          <draw:polygon draw:style-name="gr1" draw:layer="layout" svg:width="1.069cm" svg:height="1.059cm" svg:x="2.171cm" svg:y="0.789cm" svg:viewBox="0 0 1070 1060" draw:points="1070,529 1069,502 1067,476 1063,449 1059,422 1052,397 1045,371 1036,345 1026,320 1015,296 1002,272 989,249 974,226 958,205 941,184 922,164 903,145 883,127 862,110 840,94 818,79 794,66 770,53 746,42 720,32 695,23 668,16 642,10 616,5 589,2 562,0 534,0 507,0 481,2 454,5 427,10 401,16 374,23 348,32 323,42 299,53 275,66 252,79 229,94 207,110 186,127 166,145 147,164 128,184 112,205 96,226 80,249 67,272 54,296 43,320 33,345 24,371 17,397 10,422 6,449 2,476 0,502 0,529 0,556 2,583 6,610 10,636 17,662 24,688 33,714 43,738 54,763 67,787 80,810 96,832 112,854 128,875 147,895 166,914 186,932 207,949 229,964 252,980 275,993 299,1005 323,1017 348,1026 374,1035 401,1042 427,1049 454,1053 481,1057 507,1059 534,1060 562,1059 589,1057 616,1053 642,1049 668,1042 695,1035 720,1026 746,1017 770,1005 794,993 818,980 840,964 862,949 883,932 903,914 922,895 941,875 958,854 974,832 989,810 1002,787 1015,763 1026,738 1036,714 1045,688 1052,662 1059,636 1063,610 1067,583 1069,556">
            <text:p/>
          </draw:polygon>
          <draw:polygon draw:style-name="gr1" draw:layer="layout" svg:width="2.17cm" svg:height="1.06cm" svg:x="0.608cm" svg:y="0.47cm" svg:viewBox="0 0 2171 1061" draw:points="2171,530 2169,503 2165,476 2159,450 2149,423 2136,397 2121,371 2103,346 2083,321 2059,297 2034,273 2006,249 1976,227 1944,205 1909,184 1872,165 1833,146 1792,127 1750,110 1706,95 1659,80 1612,66 1563,54 1513,42 1462,33 1410,24 1357,17 1304,10 1250,6 1195,2 1140,0 1085,0 1030,0 975,2 921,6 866,10 813,17 760,24 708,33 657,42 607,54 558,66 511,80 465,95 421,110 378,127 337,146 298,165 261,184 226,205 194,227 164,249 136,273 110,297 87,321 67,346 49,371 34,397 22,423 12,450 5,476 1,503 0,530 1,557 5,584 12,610 22,637 34,663 49,689 67,714 87,739 110,764 136,788 164,811 194,833 226,855 261,876 298,896 337,914 378,933 421,950 465,966 511,980 558,994 607,1007 657,1018 708,1027 760,1037 813,1044 866,1050 921,1055 975,1058 1030,1060 1085,1061 1140,1060 1195,1058 1250,1055 1304,1050 1357,1044 1410,1037 1462,1027 1513,1018 1563,1007 1612,994 1659,980 1706,966 1750,950 1792,933 1833,914 1872,896 1909,876 1944,855 1976,833 2006,811 2034,788 2059,764 2083,739 2103,714 2121,689 2136,663 2149,637 2159,610 2165,584 2169,557">
            <text:p/>
          </draw:polygon>
          <draw:polygon draw:style-name="gr1" draw:layer="layout" svg:width="1.443cm" svg:height="0.414cm" svg:x="1.155cm" svg:y="0cm" svg:viewBox="0 0 1444 415" draw:points="724,415 1444,323 1434,302 1424,282 1411,263 1396,243 1380,224 1362,206 1342,188 1322,171 1299,154 1275,138 1249,122 1222,109 1194,95 1165,81 1134,69 1103,58 1070,48 1037,38 1002,30 967,22 932,16 896,11 860,6 823,3 786,1 749,0 711,0 674,0 636,2 600,5 563,9 527,14 491,20 456,28 422,36 388,45 355,54 324,66 293,77 263,90 234,104 207,118 181,133 157,149 134,165 112,183 92,200 73,219 57,237 42,257 29,277 17,296 7,317 0,337">
            <text:p/>
          </draw:polygon>
          <draw:polyline draw:style-name="gr2" draw:layer="layout" svg:width="1.442cm" svg:height="0.336cm" svg:x="1.155cm" svg:y="0cm" svg:viewBox="0 0 1443 337" draw:points="1443,322 1433,302 1423,282 1409,262 1395,243 1379,224 1361,205 1341,188 1320,170 1297,154 1273,138 1248,122 1221,108 1193,94 1163,81 1132,69 1102,58 1069,48 1035,38 1001,29 967,22 931,16 895,11 859,6 822,3 785,1 748,0 710,0 673,0 636,2 599,5 563,9 527,14 491,20 456,28 422,36 388,45 355,54 324,65 292,77 263,90 235,104 208,118 181,133 157,148 133,165 112,183 92,200 73,218 57,237 42,256 29,276 17,296 7,316 0,337">
            <text:p/>
          </draw:polyline>
          <draw:polygon draw:style-name="gr1" draw:layer="layout" svg:width="0.924cm" svg:height="0.481cm" svg:x="0.34cm" svg:y="0.214cm" svg:viewBox="0 0 925 482" draw:points="563,415 925,97 902,84 879,71 855,60 830,50 805,40 779,31 752,24 725,17 698,12 670,7 642,4 613,1 585,0 556,0 528,0 499,3 471,5 443,9 416,14 388,20 361,27 335,35 309,44 284,54 259,65 236,77 213,89 191,103 170,117 150,132 131,148 113,164 97,181 82,199 67,217 54,236 43,255 33,274 23,294 16,315 10,335 5,356 2,377 0,398 0,419 1,440 3,460 7,482">
            <text:p/>
          </draw:polygon>
          <draw:polyline draw:style-name="gr2" draw:layer="layout" svg:width="0.923cm" svg:height="0.482cm" svg:x="0.34cm" svg:y="0.214cm" svg:viewBox="0 0 924 483" draw:points="924,96 901,83 878,71 854,60 829,49 804,40 777,31 751,24 724,17 696,12 668,7 640,4 612,1 583,0 555,0 527,1 498,3 470,5 442,9 414,14 387,21 360,28 333,36 308,45 283,55 259,66 235,78 212,90 191,103 170,118 150,133 131,149 113,165 97,182 81,200 67,218 54,237 42,256 32,276 23,296 16,316 9,337 5,357 2,378 0,398 0,420 1,441 3,462 7,483">
            <text:p/>
          </draw:polyline>
          <draw:polygon draw:style-name="gr1" draw:layer="layout" svg:width="0.964cm" svg:height="0.385cm" svg:x="0.219cm" svg:y="1.359cm" svg:viewBox="0 0 965 386" draw:points="583,10 0,0 0,18 1,37 3,56 7,74 13,93 21,111 29,129 39,147 50,164 63,181 77,198 92,214 109,230 127,244 146,259 166,273 187,286 209,298 232,310 256,321 281,331 306,341 332,349 359,357 386,364 414,370 442,375 471,379 500,382 529,384 558,385 588,386 617,385 646,383 675,381 704,378 733,373 761,368 789,362 816,354 842,346 869,338 894,328 918,318 942,306 965,294">
            <text:p/>
          </draw:polygon>
          <draw:polyline draw:style-name="gr2" draw:layer="layout" svg:width="0.962cm" svg:height="0.385cm" svg:x="0.219cm" svg:y="1.359cm" svg:viewBox="0 0 963 386" draw:points="0,0 0,18 1,37 4,55 8,74 14,93 21,111 29,129 39,147 51,164 63,181 78,198 92,214 109,229 127,244 145,258 165,272 187,286 208,298 231,310 255,321 279,331 305,340 331,349 358,356 385,363 413,369 441,375 470,378 498,382 527,384 557,385 586,386 615,385 644,383 673,381 703,378 731,373 759,368 787,362 814,355 840,347 867,338 891,328 916,319 940,307 963,296">
            <text:p/>
          </draw:polyline>
          <draw:polygon draw:style-name="gr1" draw:layer="layout" svg:width="0.719cm" svg:height="0.428cm" svg:x="2.48cm" svg:y="0.239cm" svg:viewBox="0 0 720 429" draw:points="176,323 690,429 698,413 705,397 711,381 715,365 718,349 720,332 720,315 718,299 716,283 711,267 706,250 699,235 691,219 681,203 670,188 658,174 645,159 630,145 615,132 597,118 580,106 561,94 540,83 520,72 498,62 475,53 452,44 427,36 402,29 377,22 352,17 325,12 298,8 272,5 244,2 217,1 189,0 162,0 134,1 107,2 80,5 53,8 26,12 0,17">
            <text:p/>
          </draw:polygon>
          <draw:polyline draw:style-name="gr2" draw:layer="layout" svg:width="0.718cm" svg:height="0.487cm" svg:x="2.481cm" svg:y="0.239cm" svg:viewBox="0 0 719 488" draw:points="639,488 688,429 697,413 704,397 709,381 714,365 717,349 718,333 719,316 717,300 714,283 710,267 705,251 698,235 689,220 680,204 669,189 657,174 644,160 630,146 614,132 597,119 579,107 561,95 541,84 519,73 498,62 475,53 452,45 428,37 403,29 378,23 352,17 326,12 299,8 272,5 245,2 217,1 189,0 162,0 135,1 107,2 80,5 53,8 26,12 0,17">
            <text:p/>
          </draw:polyline>
          <draw:polygon draw:style-name="gr1" draw:layer="layout" svg:width="0.624cm" svg:height="0.334cm" svg:x="2.729cm" svg:y="0.787cm" svg:viewBox="0 0 625 335" draw:points="0,202 578,335 590,317 600,300 608,282 615,264 620,246 623,227 625,208 624,190 622,171 619,153 613,135 606,117 597,99 587,81 575,64 561,48 546,30 529,15 511,0">
            <text:p/>
          </draw:polygon>
          <draw:polyline draw:style-name="gr2" draw:layer="layout" svg:width="0.233cm" svg:height="0.455cm" svg:x="3.12cm" svg:y="0.726cm" svg:viewBox="0 0 234 456" draw:points="111,456 186,396 198,379 208,361 217,343 224,324 229,306 232,288 234,269 234,251 231,232 227,214 222,195 215,177 206,159 196,141 183,124 169,107 153,91 137,75 118,59 0,0">
            <text:p/>
          </draw:polyline>
          <draw:polygon draw:style-name="gr1" draw:layer="layout" svg:width="0.732cm" svg:height="0.683cm" svg:x="2.523cm" svg:y="1.189cm" svg:viewBox="0 0 733 684" draw:points="181,149 0,653 26,662 53,669 81,674 108,679 136,682 164,683 192,684 220,682 249,680 276,676 304,670 331,663 358,656 384,646 410,635 435,624 460,610 484,596 507,580 529,564 551,546 571,528 590,508 608,487 626,466 642,443 656,420 670,396 682,372 694,347 703,321 712,295 719,269 724,242 729,215 731,188 733,161 733,134 731,106 728,79 723,53 718,26 711,0">
            <text:p/>
          </draw:polygon>
          <draw:polyline draw:style-name="gr2" draw:layer="layout" svg:width="0.731cm" svg:height="0.685cm" svg:x="2.525cm" svg:y="1.188cm" svg:viewBox="0 0 732 686" draw:points="0,655 26,663 53,671 81,676 109,680 137,683 165,685 193,686 220,683 248,681 276,677 304,671 331,664 358,656 384,647 410,636 435,624 460,611 484,597 507,581 529,564 550,546 570,528 590,508 608,487 626,466 641,443 656,420 670,396 682,372 693,347 703,321 711,295 718,269 723,242 728,215 730,188 732,161 732,133 730,106 727,79 722,52 716,25 709,0">
            <text:p/>
          </draw:polyline>
          <draw:polygon draw:style-name="gr1" draw:layer="layout" svg:width="0.397cm" svg:height="0.646cm" svg:x="0cm" svg:y="0.71cm" svg:viewBox="0 0 398 647" draw:points="398,341 369,0 349,1 329,3 309,7 290,11 270,17 251,22 233,29 214,37 197,45 179,55 163,65 147,75 131,87 116,99 103,111 89,124 77,138 65,153 54,167 45,183 36,199 28,215 21,231 15,247 10,265 6,282 2,299 1,316 0,334 0,351 1,368 3,386 6,403 10,420 15,437 21,454 29,470 37,486 46,502 56,517 67,532 78,546 91,560 104,573 118,586 133,597 148,609 165,619 182,629 199,639 217,647">
            <text:p/>
          </draw:polygon>
          <draw:polyline draw:style-name="gr2" draw:layer="layout" svg:width="0.369cm" svg:height="0.648cm" svg:x="0cm" svg:y="0.71cm" svg:viewBox="0 0 370 649" draw:points="370,0 350,1 330,3 311,7 291,11 272,16 253,22 235,29 217,36 200,44 182,53 166,63 150,73 135,84 120,95 106,108 93,121 81,134 69,148 58,163 48,177 39,192 31,208 23,224 17,240 12,257 7,274 4,291 1,307 0,325 0,342 0,359 2,376 4,393 7,410 12,427 17,443 24,460 31,476 39,491 48,507 58,522 69,536 81,550 93,563 106,576 121,588 135,600 150,611 166,621 183,631 200,640 217,649">
            <text:p/>
          </draw:polyline>
          <draw:polygon draw:style-name="gr1" draw:layer="layout" svg:width="1.612cm" svg:height="0.399cm" svg:x="1.041cm" svg:y="1.601cm" svg:viewBox="0 0 1613 400" draw:points="826,0 0,39 5,59 12,79 21,99 33,118 46,137 62,156 79,174 98,192 119,209 141,227 166,242 192,258 220,273 250,288 280,301 312,314 346,326 381,337 417,347 453,357 491,365 530,373 569,379 609,386 650,390 691,394 732,397 774,398 816,400 857,399 899,398 941,395 982,393 1023,388 1063,382 1103,377 1142,369 1180,361 1218,352 1254,342 1289,331 1323,320 1356,307 1387,294 1417,280 1446,265 1473,250 1499,234 1522,218 1544,200 1564,183 1582,165 1598,147 1613,127">
            <text:p/>
          </draw:polygon>
          <draw:polyline draw:style-name="gr2" draw:layer="layout" svg:width="1.611cm" svg:height="0.358cm" svg:x="1.041cm" svg:y="1.642cm" svg:viewBox="0 0 1612 359" draw:points="0,0 5,19 12,39 21,59 33,78 46,97 62,115 79,134 98,152 119,168 141,186 166,202 192,218 221,232 249,247 280,260 312,273 346,285 380,296 416,306 453,316 491,324 529,332 569,339 608,344 649,349 690,353 731,356 772,357 815,359 856,358 898,357 940,354 981,352 1021,347 1062,341 1101,336 1140,329 1178,320 1216,311 1252,301 1287,291 1322,279 1354,267 1386,254 1416,239 1444,225 1471,210 1496,194 1520,177 1542,161 1563,143 1580,125 1597,106 1612,88">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loud Dark</dc:title>
    <meta:creation-date>2011-02-07T16:37:50</meta:creation-date>
    <meta:editing-duration>P0D</meta:editing-duration>
    <meta:editing-cycles>1</meta:editing-cycles>
    <meta:document-statistic meta:object-count="26"/>
    <meta:generator>OpenOffice.org/3.3$Linux OpenOffice.org_project/330m20$Build-9567</meta:generator>
  </office:meta>
</office:document-meta>
</file>